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BDF0C47F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1.164cm" svg:height="18cm" svg:x="1.336cm" svg:y="1.5cm">
          <draw:image xlink:href="Pictures/1000000000000250000001BDF0C47F74.png" xlink:type="simple" xlink:show="embed" xlink:actuate="onLoad">
            <text:p/>
          </draw:image>
        </draw:frame>
        <draw:g>
          <draw:g>
            <draw:polygon draw:style-name="gr2" draw:text-style-name="P1" draw:layer="layout" svg:width="12.57cm" svg:height="0cm" svg:x="21.999cm" svg:y="16.501cm" svg:viewBox="0 0 12571 0" draw:points="12571,0 0,0">
              <text:p/>
            </draw:polygon>
            <draw:polygon draw:style-name="gr2" draw:text-style-name="P1" draw:layer="layout" svg:width="0cm" svg:height="5.999cm" svg:x="21.999cm" svg:y="14.5cm" svg:viewBox="0 0 0 6000" draw:points="0,0 0,6000">
              <text:p/>
            </draw:polygon>
            <draw:polygon draw:style-name="gr2" draw:text-style-name="P1" draw:layer="layout" svg:width="33.499cm" svg:height="0cm" svg:x="1cm" svg:y="20.5cm" svg:viewBox="0 0 33500 0" draw:points="0,0 33500,0">
              <text:p/>
            </draw:polygon>
            <draw:path draw:style-name="gr2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2" draw:text-style-name="P1" draw:layer="layout" svg:width="12.57cm" svg:height="0cm" svg:x="21.999cm" svg:y="17.501cm" svg:viewBox="0 0 12571 0" draw:points="0,0 12571,0">
              <text:p/>
            </draw:polygon>
            <draw:polygon draw:style-name="gr2" draw:text-style-name="P1" draw:layer="layout" svg:width="9.499cm" svg:height="0cm" svg:x="21.999cm" svg:y="18.501cm" svg:viewBox="0 0 9500 0" draw:points="0,0 9500,0">
              <text:p/>
            </draw:polygon>
            <draw:polygon draw:style-name="gr2" draw:text-style-name="P1" draw:layer="layout" svg:width="9.07cm" svg:height="0cm" svg:x="25.499cm" svg:y="18.501cm" svg:viewBox="0 0 9071 0" draw:points="0,0 9071,0">
              <text:p/>
            </draw:polygon>
            <draw:polygon draw:style-name="gr2" draw:text-style-name="P1" draw:layer="layout" svg:width="12.57cm" svg:height="0cm" svg:x="21.999cm" svg:y="19.501cm" svg:viewBox="0 0 12571 0" draw:points="0,0 12571,0">
              <text:p/>
            </draw:polygon>
            <draw:polygon draw:style-name="gr2" draw:text-style-name="P1" draw:layer="layout" svg:width="0cm" svg:height="0.999cm" svg:x="27.5cm" svg:y="18.5cm" svg:viewBox="0 0 0 1000" draw:points="0,0 0,1000">
              <text:p/>
            </draw:polygon>
            <draw:polygon draw:style-name="gr2" draw:text-style-name="P1" draw:layer="layout" svg:width="0cm" svg:height="0.999cm" svg:x="27.5cm" svg:y="19.5cm" svg:viewBox="0 0 0 1000" draw:points="0,1000 0,0">
              <text:p/>
            </draw:polygon>
            <draw:polygon draw:style-name="gr2" draw:text-style-name="P1" draw:layer="layout" svg:width="0cm" svg:height="0.999cm" svg:x="30.5cm" svg:y="19.5cm" svg:viewBox="0 0 0 1000" draw:points="0,0 0,1000">
              <text:p/>
            </draw:polygon>
            <draw:polygon draw:style-name="gr2" draw:text-style-name="P1" draw:layer="layout" svg:width="33.499cm" svg:height="0cm" svg:x="1cm" svg:y="1cm" svg:viewBox="0 0 33500 0" draw:points="33500,0 0,0">
              <text:p/>
            </draw:polygon>
            <draw:polygon draw:style-name="gr2" draw:text-style-name="P1" draw:layer="layout" svg:width="0cm" svg:height="19.499cm" svg:x="1cm" svg:y="1cm" svg:viewBox="0 0 0 19500" draw:points="0,0 0,19500">
              <text:p/>
            </draw:polygon>
            <draw:polygon draw:style-name="gr2" draw:text-style-name="P1" draw:layer="layout" svg:width="12.569cm" svg:height="0cm" svg:x="22cm" svg:y="15.5cm" svg:viewBox="0 0 12570 0" draw:points="12570,0 0,0">
              <text:p/>
            </draw:polygon>
            <draw:polygon draw:style-name="gr2" draw:text-style-name="P1" draw:layer="layout" svg:width="12.569cm" svg:height="0cm" svg:x="22cm" svg:y="14.5cm" svg:viewBox="0 0 12570 0" draw:points="0,0 12570,0">
              <text:p/>
            </draw:polygon>
            <draw:polygon draw:style-name="gr2" draw:text-style-name="P1" draw:layer="layout" svg:width="0cm" svg:height="0.999cm" svg:x="30.5cm" svg:y="18.5cm" svg:viewBox="0 0 0 1000" draw:points="0,0 0,1000">
              <text:p/>
            </draw:polygon>
            <draw:frame draw:style-name="gr3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3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3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3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3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3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3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3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3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4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3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4" draw:text-style-name="P4" draw:layer="layout" svg:width="12.5cm" svg:height="1cm" svg:x="22cm" svg:y="17.5cm">
            <draw:text-box>
              <text:p text:style-name="P1"><text:span text:style-name="T3">Product Breakdown Structure</text:span></text:p>
            </draw:text-box>
          </draw:frame>
          <draw:frame draw:style-name="gr4" draw:text-style-name="P4" draw:layer="layout" svg:width="4.5cm" svg:height="1cm" svg:x="23cm" svg:y="18.5cm">
            <draw:text-box>
              <text:p text:style-name="P1"><text:span text:style-name="T3">10000001</text:span></text:p>
            </draw:text-box>
          </draw:frame>
          <draw:frame draw:style-name="gr4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4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4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4" draw:text-style-name="P4" draw:layer="layout" svg:width="12.5cm" svg:height="1cm" svg:x="22cm" svg:y="16.5cm">
            <draw:text-box>
              <text:p text:style-name="P1"><text:span text:style-name="T3">ASSY,AIRCRAFT WIRELESS</text:span></text:p>
            </draw:text-box>
          </draw:frame>
          <draw:frame draw:style-name="gr4" draw:text-style-name="P4" draw:layer="layout" svg:width="2cm" svg:height="1cm" svg:x="28.5cm" svg:y="18.5cm">
            <draw:text-box>
              <text:p text:style-name="P1"><text:span text:style-name="T3">2</text:span></text:p>
            </draw:text-box>
          </draw:frame>
          <draw:frame draw:style-name="gr4" draw:text-style-name="P4" draw:layer="layout" svg:width="3cm" svg:height="1cm" svg:x="31.5cm" svg:y="18.5cm">
            <draw:text-box>
              <text:p text:style-name="P1"><text:span text:style-name="T3">PB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2:08:17.72</dc:date>
    <meta:editing-duration>PT11H3M40S</meta:editing-duration>
    <meta:editing-cycles>28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0"/>
  </office:meta>
</office:document-meta>
</file>